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bDataStore.updateModifiedDateOnAccess( long bef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bDataStore.getDige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bDataStore.getRecord( DataIdentifier identifi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DbDataStore.deleteAllOlderThan( long mi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bDataStore.setMaxConnections( int maxConnec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bDataStore.get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bDataStore.getConnect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bDataStore.setDatabaseType( String databas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bDataStore.setDriver( String dri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bDataStore.setTablePrefix( String table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bDataStore.initDatabaseType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">
            <text:p text:style-name="Table_20_Contents">4</text:p>
          </table:table-cell>
          <table:table-cell office:value-type="float" office:value="65">
            <text:p text:style-name="Table_20_Contents">65</text:p>
          </table:table-cell>
        </table:table-row>
        <table:table-row>
          <table:table-cell office:value-type="string">
            <text:p text:style-name="Table_20_Contents">DbDataStore.setMinRecordLength( int minRecord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bDataStore.setCopyWhenReading( boolean copyWhenRea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bDataStore.getProperty( Properties prop , String key , String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bDataStore.setUser( String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bDataStore.getDatabas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bDataStore.getAllIdentifier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DbDataStore.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bDataStore.putBack( ConnectionRecoveryManager con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bDataStore.touch( DataIdentifier identifier , long lastModifie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bDataStore.ge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bDataStore.moveToTempFile( 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bDataStore.getDri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bDataStore.getCopyWhenRea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bDataStore.clearInU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bDataStore.getMinRecord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bDataStore.createNew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bDataStore.setPassword(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bDataStore.addRecord( InputStream stream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2">
            <text:p text:style-name="Table_20_Contents">12</text:p>
          </table:table-cell>
          <table:table-cell office:value-type="float" office:value="89">
            <text:p text:style-name="Table_20_Contents">89</text:p>
          </table:table-cell>
        </table:table-row>
        <table:table-row>
          <table:table-cell office:value-type="string">
            <text:p text:style-name="Table_20_Contents">DbDataStore.usesIdentifier( DataIdentifier identif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bDataStore.openStream( DbInputStream inputStream , DataIdentifier identifi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DbDataStore.getTable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bDataStore.setUrl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bDataStore.getMaxConne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bDataStore.init( String homeDi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bDataStore.convert( String cause , Exception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bDataStore.get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